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6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5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5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3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3" office:value-type="string" calcext:value-type="string">
            <text:p>Installer exe</text:p>
          </table:table-cell>
          <table:table-cell table:style-name="ce53" office:value-type="string" calcext:value-type="string">
            <text:p>appdata</text:p>
          </table:table-cell>
          <table:table-cell table:style-name="ce54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86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5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3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2" office:value-type="string" calcext:value-type="string">
            <text:p>FV APPDATA EXE+AUTOHOTKEY</text:p>
          </table:table-cell>
          <table:table-cell table:number-columns-repeated="13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3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3"/>
          <table:table-cell/>
          <table:table-cell table:style-name="ce72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lo.ru</text:p>
          </table:table-cell>
          <table:table-cell table:style-name="ce53"/>
          <table:table-cell table:style-name="ce53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instalki.p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53" office:value-type="string" calcext:value-type="string">
            <text:p>OWNCLOUD</text:p>
          </table:table-cell>
          <table:table-cell table:style-name="ce53"/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59"/>
          <table:table-cell table:number-columns-repeated="4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3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3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53" office:value-type="string" calcext:value-type="string">
            <text:p>comss.ru</text:p>
          </table:table-cell>
          <table:table-cell table:style-name="ce53"/>
          <table:table-cell table:style-name="ce53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oftwareinforme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3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acr +-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77"/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3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56" calcext:value-type="float">
            <text:p>56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47:26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00:21:09.296000000</dc:date>
    <meta:editing-duration>PT17H17M58S</meta:editing-duration>
    <meta:editing-cycles>142</meta:editing-cycles>
    <meta:generator>LibreOffice/4.3.4.1$Windows_x86 LibreOffice_project/bc356b2f991740509f321d70e4512a6a54c5f243</meta:generator>
    <meta:document-statistic meta:table-count="2" meta:cell-count="1358" meta:object-count="0"/>
  </office:meta>
</office:document-meta>
</file>